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/>
          <table:table-cell office:value-type="string" calcext:value-type="string">
            <text:p>己巳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母㠯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几凡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九丸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礻示</text:p>
          </table:table-cell>
          <table:table-cell table:number-columns-repeated="5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魚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1:34:00.762673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8T11:39:16.215324317</dc:date>
    <meta:editing-duration>P6DT9H36M9S</meta:editing-duration>
    <meta:editing-cycles>1582</meta:editing-cycles>
    <meta:generator>LibreOffice/7.6.7.2$Linux_X86_64 LibreOffice_project/60$Build-2</meta:generator>
    <meta:document-statistic meta:table-count="1" meta:cell-count="447" meta:object-count="0"/>
  </office:meta>
</office:document-meta>
</file>